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18_21-15-3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18_23-46-00_000.jpg</text:p>
          </table:table-cell>
          <table:table-cell table:style-name="ce36" office:value-type="string">
            <text:p>:m 1*1 RES / JVEMV6 64#162_daikei / 『意釈黄帝内経素問』 著者=小曽戸丈夫、浜田善利,校注=~ / p.「生気...」 / w=経絡,topic=~,publisher=築地書館,other=webテキスト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1*1 RES / JVEMV6 64#162_daikei / 『意釈黄帝内経素問』 著者=小曽戸丈夫、浜田善利,校注=~ / p.「生気...」 / w=経絡,topic=~,publisher=築地書館,other=webテキスト">
            <text:p>:m 1*1 RES / JVEMV6 64#162_daikei / 『意釈黄帝内経素問』 著者=小曽戸丈夫、浜田善利,校注=~ / p.「生気...」 / w=経絡,topic=~,publisher=築地書館,other=webテキスト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19_02-07-38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19_02-07-4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19_07-21-0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19_10-51-43_000.jpg</text:p>
          </table:table-cell>
          <table:table-cell table:style-name="ce36" office:value-type="string">
            <text:p>:m RES 1*1 / free# JVEMV6 68#_261:1 / 68. theoretical-physics(tp) / topics=波動方程式,w=(∂/∂x(f(kx-wt))),doc=r-7-A1~1.1.3#2-1,s=~,i=~,other=calc+:(|e^i(kx-wt)|)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1 / free# JVEMV6 68#_261:1 / 68. theoretical-physics(tp) / topics=波動方程式,w=(∂/∂x(f(kx-wt))),doc=r-7-A1~1.1.3#2-1,s=~,i=~,other=calc+:(|e^i(kx-wt)|)">
            <text:p>:m RES 1*1 / free# JVEMV6 68#_261:1 / 68. theoretical-physics(tp) / topics=波動方程式,w=(∂/∂x(f(kx-wt))),doc=r-7-A1~1.1.3#2-1,s=~,i=~,other=calc+:(|e^i(kx-wt)|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19_11-50-27_000.jpg</text:p>
          </table:table-cell>
          <table:table-cell table:style-name="ce36" office:value-type="string">
            <text:p>:m #*# / memo:other(m:other) / topic=短歌作り, about=~,other=「蟻の出る季節になりぬ」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#*# / memo:other(m:other) / topic=短歌作り, about=~,other=「蟻の出る季節になりぬ」,id=~ ">
            <text:p>:m #*# / memo:other(m:other) / topic=短歌作り, about=~,other=「蟻の出る季節になりぬ」,id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19_12-12-10_000.jpg</text:p>
          </table:table-cell>
          <table:table-cell table:style-name="ce36" office:value-type="string">
            <text:p>:m 1-2*2 RES / JVEMV6 64#159_38_years_war / 『三十八年戦争と蝦夷政策の変換　東北の古代史　４』 著者=鈴木拓也、編,校注=~ / p.4 / w=徳政相論；桓武天皇,topic=~,publisher=吉川弘文館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1-2*2 RES / JVEMV6 64#159_38_years_war / 『三十八年戦争と蝦夷政策の変換　東北の古代史　４』 著者=鈴木拓也、編,校注=~ / p.4 / w=徳政相論；桓武天皇,topic=~,publisher=吉川弘文館,other=~">
            <text:p>:m 1-2*2 RES / JVEMV6 64#159_38_years_war / 『三十八年戦争と蝦夷政策の変換　東北の古代史　４』 著者=鈴木拓也、編,校注=~ / p.4 / w=徳政相論；桓武天皇,topic=~,publisher=吉川弘文館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19_13-26-1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19_16-13-02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東和 PHOTO / 220520sa / 西谷駅（電車）。上菅田小学校（バス） / 上菅田笹の丘小学校建替工事 / １名 / 金子工業所（松尾・風越・石井JV） / 資料：交通">
            <text:p>:m 東和 PHOTO / 220520sa / 西谷駅（電車）。上菅田小学校（バス） / 上菅田笹の丘小学校建替工事 / １名 / 金子工業所（松尾・風越・石井JV） / 資料：交通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19_16-13-06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東和 PHOTO / 220520sa / 西谷駅（電車）。上菅田小学校（バス） / 上菅田笹の丘小学校建替工事 / １名 / 金子工業所（松尾・風越・石井JV） / 資料：交通">
            <text:p>:m 東和 PHOTO / 220520sa / 西谷駅（電車）。上菅田小学校（バス） / 上菅田笹の丘小学校建替工事 / １名 / 金子工業所（松尾・風越・石井JV） / 資料：交通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19_16-15-27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19_16-17-22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19_16-17-22_001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19_16-20-0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19_16-21-2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19_16-21-52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東和 PHOTO / 220520sa / 西谷駅（電車）。上菅田小学校（バス） / 上菅田笹の丘小学校建替工事 / １名 / 金子工業所（松尾・風越・石井JV） / 指示書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19_16-21-5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東和 PHOTO / 220520sa / 西谷駅（電車）。上菅田小学校（バス） / 上菅田笹の丘小学校建替工事 / １名 / 金子工業所（松尾・風越・石井JV） / 指示書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19_16-22-34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東和 PHOTO / 220520sa / 西谷駅（電車）。上菅田小学校（バス） / 上菅田笹の丘小学校建替工事 / １名 / 金子工業所（松尾・風越・石井JV） / 指示書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19_16-22-3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520sa / 西谷駅（電車）。上菅田小学校（バス） / 上菅田笹の丘小学校建替工事 / １名 / 金子工業所（松尾・風越・石井JV） / 指示書">
            <text:p>:m 東和 PHOTO / 220520sa / 西谷駅（電車）。上菅田小学校（バス） / 上菅田笹の丘小学校建替工事 / １名 / 金子工業所（松尾・風越・石井JV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19_16-22-47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東和 PHOTO / 220520sa / 西谷駅（電車）。上菅田小学校（バス） / 上菅田笹の丘小学校建替工事 / １名 / 金子工業所（松尾・風越・石井JV） / 指示書：地図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19_16-23-05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520sa / 西谷駅（電車）。上菅田小学校（バス） / 上菅田笹の丘小学校建替工事 / １名 / 金子工業所（松尾・風越・石井JV） / 指示書：地図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19_16-23-1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520sa / 西谷駅（電車）。上菅田小学校（バス） / 上菅田笹の丘小学校建替工事 / １名 / 金子工業所（松尾・風越・石井JV） / 指示書：地図">
            <text:p>:m 東和 PHOTO / 220520sa / 西谷駅（電車）。上菅田小学校（バス） / 上菅田笹の丘小学校建替工事 / １名 / 金子工業所（松尾・風越・石井JV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19_16-34-5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天気：週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520sa / 西谷駅（電車）。上菅田小学校（バス） / 上菅田笹の丘小学校建替工事 / １名 / 金子工業所（松尾・風越・石井JV） / 資料：天気：週間">
            <text:p>:m 東和 PHOTO / 220520sa / 西谷駅（電車）。上菅田小学校（バス） / 上菅田笹の丘小学校建替工事 / １名 / 金子工業所（松尾・風越・石井JV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19_16-43-2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19_16-45-27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520sa / 西谷駅（電車）。上菅田小学校（バス） / 上菅田笹の丘小学校建替工事 / １名 / 金子工業所（松尾・風越・石井JV） / 資料：交通：バス">
            <text:p>:m 東和 PHOTO / 220520sa / 西谷駅（電車）。上菅田小学校（バス） / 上菅田笹の丘小学校建替工事 / １名 / 金子工業所（松尾・風越・石井JV） / 資料：交通：バス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19_16-58-45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地図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東和 PHOTO / 220520sa / 西谷駅（電車）。上菅田小学校（バス） / 上菅田笹の丘小学校建替工事 / １名 / 金子工業所（松尾・風越・石井JV） / 資料：地図">
            <text:p>:m 東和 PHOTO / 220520sa / 西谷駅（電車）。上菅田小学校（バス） / 上菅田笹の丘小学校建替工事 / １名 / 金子工業所（松尾・風越・石井JV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19_16-58-53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地図：路上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東和 PHOTO / 220520sa / 西谷駅（電車）。上菅田小学校（バス） / 上菅田笹の丘小学校建替工事 / １名 / 金子工業所（松尾・風越・石井JV） / 資料：地図：路上">
            <text:p>:m 東和 PHOTO / 220520sa / 西谷駅（電車）。上菅田小学校（バス） / 上菅田笹の丘小学校建替工事 / １名 / 金子工業所（松尾・風越・石井JV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19_17-22-18_000.jpg</text:p>
          </table:table-cell>
          <table:table-cell table:style-name="ce36" office:value-type="string">
            <text:p>:m RES 1*2 / free# JVEMV6 68#_261:2 / 68. theoretical-physics(tp) / topics=波動方程式；シュレーディンガー方程式,w=~,doc=r-7-A1~1.1.3#4,s=~,i=~,other=memo+:(p=ħk);calc+:(ħ*(∂/∂t(ψ)))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1*2 / free# JVEMV6 68#_261:2 / 68. theoretical-physics(tp) / topics=波動方程式；シュレーディンガー方程式,w=~,doc=r-7-A1~1.1.3#4,s=~,i=~,other=memo+:(p=ħk);calc+:(ħ*(∂/∂t(ψ)))">
            <text:p>:m RES 1*2 / free# JVEMV6 68#_261:2 / 68. theoretical-physics(tp) / topics=波動方程式；シュレーディンガー方程式,w=~,doc=r-7-A1~1.1.3#4,s=~,i=~,other=memo+:(p=ħk);calc+:(ħ*(∂/∂t(ψ))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19_17-22-54_000.jpg</text:p>
          </table:table-cell>
          <table:table-cell table:style-name="ce36" office:value-type="string">
            <text:p>:m RES 2*2 / free# JVEMV6 68#_261:2 / 68. theoretical-physics(tp) / topics=波動方程式；シュレーディンガー方程式,w=~,doc=r-7-A1~1.1.3#4,s=~,i=~,other=calc+:(ħ^2/(2m)*(∂^2/∂x^2(ψ)))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2*2 / free# JVEMV6 68#_261:2 / 68. theoretical-physics(tp) / topics=波動方程式；シュレーディンガー方程式,w=~,doc=r-7-A1~1.1.3#4,s=~,i=~,other=calc+:(ħ^2/(2m)*(∂^2/∂x^2(ψ)))">
            <text:p>:m RES 2*2 / free# JVEMV6 68#_261:2 / 68. theoretical-physics(tp) / topics=波動方程式；シュレーディンガー方程式,w=~,doc=r-7-A1~1.1.3#4,s=~,i=~,other=calc+:(ħ^2/(2m)*(∂^2/∂x^2(ψ))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19_18-23-50_000.mp4</text:p>
          </table:table-cell>
          <table:table-cell table:style-name="ce27" office:value-type="string">
            <text:p>:VIDEO / @自室 / 記録 / jap.flute / 演奏、play / R=1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VIDEO / @自室 / 記録 / jap.flute / 演奏、play / R=1 / record,for=~,other=~,memo+">
            <text:p>:VIDEO / @自室 / 記録 / jap.flute / 演奏、play / R=1 / record,for=~,other=~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19_19-00-07_000.jpg</text:p>
          </table:table-cell>
          <table:table-cell table:style-name="ce36" office:value-type="string">
            <text:p>:m :篠笛,shinobue #*# / memo:song / song-id=nie-jeszcze / picture=~,content=~,notes=4`-4`-3`-2`-3`,for=~,page=1,key=h-2(C),R=1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:篠笛,shinobue #*# / memo:song / song-id=nie-jeszcze / picture=~,content=~,notes=4`-4`-3`-2`-3`,for=~,page=1,key=h-2(C),R=1,other=~ / N~">
            <text:p>:m :篠笛,shinobue #*# / memo:song / song-id=nie-jeszcze / picture=~,content=~,notes=4`-4`-3`-2`-3`,for=~,page=1,key=h-2(C),R=1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5-19_21-09-0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5-19_22-24-23_000.jpg</text:p>
          </table:table-cell>
          <table:table-cell table:style-name="ce27" office:value-type="string">
            <text:p>:m :PHOTO 寝た時刻 / 2022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5-19_23-25-5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5-20_02-48-0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5-20_04-02-06_000.jpg</text:p>
          </table:table-cell>
          <table:table-cell table:style-name="ce27" office:value-type="string">
            <text:p>:m :PHOTO 起きた時刻 / 2022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5-20_05-06-28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東和 PHOTO / 220520sa / 西谷駅（電車）。上菅田小学校（バス） / 上菅田笹の丘小学校建替工事 / １名 / 金子工業所（松尾・風越・石井JV） / 出発時間">
            <text:p>:m 東和 PHOTO / 220520sa / 西谷駅（電車）。上菅田小学校（バス） / 上菅田笹の丘小学校建替工事 / １名 / 金子工業所（松尾・風越・石井JV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5-20_06-39-0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東和 PHOTO / 220520sa / 西谷駅（電車）。上菅田小学校（バス） / 上菅田笹の丘小学校建替工事 / １名 / 金子工業所（松尾・風越・石井JV） / 資料：交通：バス：現地の、バス停での、掲示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5-20_06-39-05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520sa / 西谷駅（電車）。上菅田小学校（バス） / 上菅田笹の丘小学校建替工事 / １名 / 金子工業所（松尾・風越・石井JV） / 資料：交通：バス：現地の、バス停での、掲示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5-20_06-40-3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520sa / 西谷駅（電車）。上菅田小学校（バス） / 上菅田笹の丘小学校建替工事 / １名 / 金子工業所（松尾・風越・石井JV） / 資料：交通：バス：現地の、バス停での、掲示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5-20_06-40-38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東和 PHOTO / 220520sa / 西谷駅（電車）。上菅田小学校（バス） / 上菅田笹の丘小学校建替工事 / １名 / 金子工業所（松尾・風越・石井JV） / 資料：交通：バス：現地の、バス停での、掲示">
            <text:p>:m 東和 PHOTO / 220520sa / 西谷駅（電車）。上菅田小学校（バス） / 上菅田笹の丘小学校建替工事 / １名 / 金子工業所（松尾・風越・石井JV） / 資料：交通：バス：現地の、バス停での、掲示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5-20_06-42-10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記録：バス停の状況。電車駅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東和 PHOTO / 220520sa / 西谷駅（電車）。上菅田小学校（バス） / 上菅田笹の丘小学校建替工事 / １名 / 金子工業所（松尾・風越・石井JV） / 記録：バス停の状況。電車駅">
            <text:p>:m 東和 PHOTO / 220520sa / 西谷駅（電車）。上菅田小学校（バス） / 上菅田笹の丘小学校建替工事 / １名 / 金子工業所（松尾・風越・石井JV） / 記録：バス停の状況。電車駅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5-20_06-56-01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の脇 / subject=雑草。 / content=ばらけて置いてあるコード。の、輪と輪の間を縫って、生えている。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PHOTO 記録しておきたいもの / @東和現場：最寄り=西谷駅（電車）、上菅田小学校（バス）：location=詰所の脇 / subject=雑草。 / content=ばらけて置いてあるコード。の、輪と輪の間を縫って、生えている。">
            <text:p>:PHOTO 記録しておきたいもの / @東和現場：最寄り=西谷駅（電車）、上菅田小学校（バス）：location=詰所の脇 / subject=雑草。 / content=ばらけて置いてあるコード。の、輪と輪の間を縫って、生え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5-20_06-56-11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の脇 / subject=脚立。 / content=名称を書いた札、下がっている。「４尺脚立」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PHOTO 記録しておきたいもの / @東和現場：最寄り=西谷駅（電車）、上菅田小学校（バス）：location=詰所の脇 / subject=脚立。 / content=名称を書いた札、下がっている。「４尺脚立」">
            <text:p>:PHOTO 記録しておきたいもの / @東和現場：最寄り=西谷駅（電車）、上菅田小学校（バス）：location=詰所の脇 / subject=脚立。 / content=名称を書いた札、下がっている。「４尺脚立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5-20_07-28-32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5-20_07-28-34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5-20_07-28-37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5-20_07-28-48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5-20_07-29-11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5-20_07-29-57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5-20_07-30-05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">
            <text:p>:PHOTO 記録しておきたいもの / @東和現場：最寄り=西谷駅（電車）、上菅田小学校（バス）：location=詰所から打設現へ行く途中 / subject=地層。 / content=掘り下げた一画。一画の端。削り残した、土壁。地層。色が違う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5-20_07-30-40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5-20_07-30-4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5-20_07-30-42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5-20_07-30-44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5-20_07-30-5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5-20_07-30-55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5-20_07-31-07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5-20_07-31-09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5-20_07-31-11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5-20_07-31-14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東和 PHOTO / 220520sa / 西谷駅（電車）。上菅田小学校（バス） / 上菅田笹の丘小学校建替工事 / １名 / 金子工業所（松尾・風越・石井JV） / 現場状況">
            <text:p>:m 東和 PHOTO / 220520sa / 西谷駅（電車）。上菅田小学校（バス） / 上菅田笹の丘小学校建替工事 / １名 / 金子工業所（松尾・風越・石井JV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5-20_07-33-30_000.jpg</text:p>
          </table:table-cell>
          <table:table-cell table:style-name="ce36" office:value-type="string">
            <text:p>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">
            <text:p>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5-20_07-33-39_000.jpg</text:p>
          </table:table-cell>
          <table:table-cell table:style-name="ce27" office:value-type="string">
            <text:p>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">
            <text:p>:PHOTO 記録しておきたいもの / @東和現場：最寄り=西谷駅（電車）、上菅田小学校（バス）：location=打設現場と、詰所との間 / subject=工作機械 / content=大きな梁のような形状のもの、上部に、水平に、据え付けられている。キャタピラ式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5-20_21-16-52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日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東和 PHOTO / 220520sa / 西谷駅（電車）。上菅田小学校（バス） / 上菅田笹の丘小学校建替工事 / １名 / 金子工業所（松尾・風越・石井JV） / 日報">
            <text:p>:m 東和 PHOTO / 220520sa / 西谷駅（電車）。上菅田小学校（バス） / 上菅田笹の丘小学校建替工事 / １名 / 金子工業所（松尾・風越・石井JV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5-20_21-56-4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5-21_02-07-30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5-21_02-07-3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3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2022/05/21</text:date>, <text:time>09:44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21T09:44:36.33</dc:date>
    <dc:creator>iwabuchi ken</dc:creator>
    <meta:editing-duration>P47DT3H5M15S</meta:editing-duration>
    <meta:editing-cycles>15142</meta:editing-cycles>
    <meta:document-statistic meta:table-count="2" meta:cell-count="600" meta:object-count="0"/>
    <meta:user-defined meta:name="qrichtext">1</meta:user-defined>
  </office:meta>
</office:document-meta>
</file>